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ackground-color="#ffff99"/>
    </style:style>
    <style:style style:name="ce13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ce5"/>
        <table:table-column table:style-name="co2" table:default-cell-style-name="ce7"/>
        <table:table-column table:style-name="co4" table:default-cell-style-name="ce10"/>
        <table:table-column table:style-name="co5" table:default-cell-style-name="ce15"/>
        <table:table-column table:style-name="co6" table:number-columns-repeated="2" table:default-cell-style-name="ce16"/>
        <table:table-column table:style-name="co6" table:number-columns-repeated="2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82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P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9"/>
          <table:table-cell table:style-name="ce11" office:value-type="string">
            <text:p>E1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E3</text:p>
          </table:table-cell>
          <table:table-cell office:value-type="string">
            <text:p>Exam Final</text:p>
          </table:table-cell>
          <table:table-cell table:style-name="ce9"/>
          <table:table-cell table:style-name="ce11" office:value-type="string">
            <text:p>CP1</text:p>
          </table:table-cell>
          <table:table-cell table:style-name="ce6" office:value-type="string">
            <text:p>CP Final</text:p>
          </table:table-cell>
          <table:table-cell table:style-name="ce9"/>
          <table:table-cell table:style-name="ce11" office:value-type="string">
            <text:p>FP1</text:p>
          </table:table-cell>
          <table:table-cell table:style-name="ce11" office:value-type="string">
            <text:p>FP2</text:p>
          </table:table-cell>
          <table:table-cell table:style-name="ce11" office:value-type="string">
            <text:p>FP3</text:p>
          </table:table-cell>
          <table:table-cell table:style-name="ce11" office:value-type="string">
            <text:p>FP4</text:p>
          </table:table-cell>
          <table:table-cell table:style-name="ce13" office:value-type="string">
            <text:p>FP Final</text:p>
          </table:table-cell>
          <table:table-cell table:style-name="ce9"/>
          <table:table-cell table:style-name="ce4" office:value-type="string">
            <text:p>IM</text:p>
          </table:table-cell>
          <table:table-cell table:style-name="ce6" office:value-type="string">
            <text:p>IM Final</text:p>
          </table:table-cell>
          <table:table-cell table:style-name="ce9"/>
          <table:table-cell table:style-name="ce14" office:value-type="string">
            <text:p>Final Grade</text:p>
          </table:table-cell>
          <table:table-cell office:value-type="string">
            <text:p>Final Grade</text:p>
          </table:table-cell>
          <table:table-cell office:value-type="string">
            <text:p>Submit Grade</text:p>
          </table:table-cell>
          <table:table-cell table:style-name="ce16" office:value-type="string">
            <text:p>Final GPA</text:p>
          </table:table-cell>
          <table:table-cell table:style-name="ce16" office:value-type="string">
            <text:p>Submit GPA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3" office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82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2]; [.$AI$2:.$AJ$14]; 2; 0); VLOOKUP([.C2]; [.$AI$2:.$AJ$14]; 2; 0); VLOOKUP([.D2]; [.$AI$2:.$AJ$14]; 2; 0); VLOOKUP([.E2]; [.$AI$2:.$AJ$14]; 2; 0); VLOOKUP([.F2]; [.$AI$2:.$AJ$14]; 2; 0); VLOOKUP([.G2];[.$AI$2:.$AJ$14]; 2; 0); VLOOKUP([.H2]; [.$AI$2:.$AJ$14]; 2; 0); VLOOKUP([.I2]; [.$AI$2:.$AJ$14]; 2; 0)))/800*0.3" office:value-type="float" office:value="0.284625">
            <text:p>0.28463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7">
            <text:p>87</text:p>
          </table:table-cell>
          <table:table-cell table:style-name="ce7" table:formula="of:=[.L2]/50*0.15 + [.M2]/50*0.15 + [.N2]/100*0.2" office:value-type="float" office:value="0.441">
            <text:p>0.44100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Q2]; [.$AI$2:.$AJ$14]; 2; 0)/100*0.05" office:value-type="float" office:value="0.0445">
            <text:p>0.0445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7" table:formula="of:=SUM(VLOOKUP([.T2]; [.$AI$2:.$AJ$14]; 2; 0); VLOOKUP([.U2]; [.$AI$2:.$AJ$14]; 2; 0); VLOOKUP([.V2]; [.$AI$2:.$AJ$14]; 2; 0); VLOOKUP([.W2]; [.$AI$2:.$AJ$14]; 2; 0))/400*0.1" office:value-type="float" office:value="0.09275">
            <text:p>0.09275</text:p>
          </table:table-cell>
          <table:table-cell/>
          <table:table-cell office:value-type="float" office:value="120">
            <text:p>120</text:p>
          </table:table-cell>
          <table:table-cell table:formula="of:=MIN([.Z2]; 120) / 120 * 0.05" office:value-type="float" office:value="0.05">
            <text:p>0.05000</text:p>
          </table:table-cell>
          <table:table-cell/>
          <table:table-cell table:style-name="ce14" table:formula="of:=[.J2] + [.O2] + [.R2] + [.X2] + [.AA2]" office:value-type="float" office:value="0.912875">
            <text:p>0.91288</text:p>
          </table:table-cell>
          <table:table-cell table:style-name="ce17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A-">
            <text:p>A-</text:p>
          </table:table-cell>
          <table:table-cell table:style-name="ce17" office:value-type="string">
            <text:p>B+</text:p>
          </table:table-cell>
          <table:table-cell table:style-name="ce16" table:formula="of:=VLOOKUP([.AD2]; [.$AL$2:.$AM$14]; 2; 0)" office:value-type="float" office:value="3.7">
            <text:p>3.7</text:p>
          </table:table-cell>
          <table:table-cell table:style-name="ce16" table:formula="of:=VLOOKUP([.AE2]; [.$AL$2:.$AM$14]; 2; 0)" office:value-type="float" office:value="3.3">
            <text:p>3.3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Nathaniel Blake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3]; [.$AI$2:.$AJ$14]; 2; 0); VLOOKUP([.C3]; [.$AI$2:.$AJ$14]; 2; 0); VLOOKUP([.D3]; [.$AI$2:.$AJ$14]; 2; 0); VLOOKUP([.E3]; [.$AI$2:.$AJ$14]; 2; 0); VLOOKUP([.F3]; [.$AI$2:.$AJ$14]; 2; 0); VLOOKUP([.G3];[.$AI$2:.$AJ$14]; 2; 0); VLOOKUP([.H3]; [.$AI$2:.$AJ$14]; 2; 0); VLOOKUP([.I3]; [.$AI$2:.$AJ$14]; 2; 0)))/800*0.3" office:value-type="float" office:value="0.28425">
            <text:p>0.28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7">
            <text:p>97</text:p>
          </table:table-cell>
          <table:table-cell table:style-name="ce7" table:formula="of:=[.L3]/50*0.15 + [.M3]/50*0.15 + [.N3]/100*0.2" office:value-type="float" office:value="0.485">
            <text:p>0.485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3]; [.$AI$2:.$AJ$14]; 2; 0)/100*0.05" office:value-type="float" office:value="0.048">
            <text:p>0.04800</text:p>
          </table:table-cell>
          <table:table-cell/>
          <table:table-cell table:number-columns-repeated="3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3]; [.$AI$2:.$AJ$14]; 2; 0); VLOOKUP([.U3]; [.$AI$2:.$AJ$14]; 2; 0); VLOOKUP([.V3]; [.$AI$2:.$AJ$14]; 2; 0); VLOOKUP([.W3]; [.$AI$2:.$AJ$14]; 2; 0))/400*0.1" office:value-type="float" office:value="0.09675">
            <text:p>0.09675</text:p>
          </table:table-cell>
          <table:table-cell/>
          <table:table-cell office:value-type="float" office:value="150">
            <text:p>150</text:p>
          </table:table-cell>
          <table:table-cell table:formula="of:=MIN([.Z3]; 120) / 120 * 0.05" office:value-type="float" office:value="0.05">
            <text:p>0.05000</text:p>
          </table:table-cell>
          <table:table-cell/>
          <table:table-cell table:style-name="ce14" table:formula="of:=[.J3] + [.O3] + [.R3] + [.X3] + [.AA3]" office:value-type="float" office:value="0.964">
            <text:p>0.96400</text:p>
          </table:table-cell>
          <table:table-cell table:style-name="ce17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A">
            <text:p>A</text:p>
          </table:table-cell>
          <table:table-cell table:style-name="ce17" office:value-type="string">
            <text:p>A</text:p>
          </table:table-cell>
          <table:table-cell table:style-name="ce16" table:formula="of:=VLOOKUP([.AD3]; [.$AL$2:.$AM$14]; 2; 0)" office:value-type="float" office:value="4">
            <text:p>4</text:p>
          </table:table-cell>
          <table:table-cell table:style-name="ce16" table:formula="of:=VLOOKUP([.AE3]; [.$AL$2:.$AM$14]; 2; 0)" office:value-type="float" office:value="4">
            <text:p>4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Tristan Challener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4]; [.$AI$2:.$AJ$14]; 2; 0); VLOOKUP([.C4]; [.$AI$2:.$AJ$14]; 2; 0); VLOOKUP([.D4]; [.$AI$2:.$AJ$14]; 2; 0); VLOOKUP([.E4]; [.$AI$2:.$AJ$14]; 2; 0); VLOOKUP([.F4]; [.$AI$2:.$AJ$14]; 2; 0); VLOOKUP([.G4];[.$AI$2:.$AJ$14]; 2; 0); VLOOKUP([.H4]; [.$AI$2:.$AJ$14]; 2; 0); VLOOKUP([.I4]; [.$AI$2:.$AJ$14]; 2; 0)))/800*0.3" office:value-type="float" office:value="0.280875">
            <text:p>0.28088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6">
            <text:p>96</text:p>
          </table:table-cell>
          <table:table-cell table:style-name="ce7" table:formula="of:=[.L4]/50*0.15 + [.M4]/50*0.15 + [.N4]/100*0.2" office:value-type="float" office:value="0.48">
            <text:p>0.48000</text:p>
          </table:table-cell>
          <table:table-cell/>
          <table:table-cell table:style-name="ce5" office:value-type="string">
            <text:p>A-</text:p>
          </table:table-cell>
          <table:table-cell table:style-name="ce7" table:formula="of:=VLOOKUP([.Q4]; [.$AI$2:.$AJ$14]; 2; 0)/100*0.05" office:value-type="float" office:value="0.0465">
            <text:p>0.046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7" table:formula="of:=SUM(VLOOKUP([.T4]; [.$AI$2:.$AJ$14]; 2; 0); VLOOKUP([.U4]; [.$AI$2:.$AJ$14]; 2; 0); VLOOKUP([.V4]; [.$AI$2:.$AJ$14]; 2; 0); VLOOKUP([.W4]; [.$AI$2:.$AJ$14]; 2; 0))/400*0.1" office:value-type="float" office:value="0.09525">
            <text:p>0.09525</text:p>
          </table:table-cell>
          <table:table-cell/>
          <table:table-cell office:value-type="float" office:value="60">
            <text:p>60</text:p>
          </table:table-cell>
          <table:table-cell table:formula="of:=MIN([.Z4]; 120) / 120 * 0.05" office:value-type="float" office:value="0.025">
            <text:p>0.02500</text:p>
          </table:table-cell>
          <table:table-cell/>
          <table:table-cell table:style-name="ce14" table:formula="of:=[.J4] + [.O4] + [.R4] + [.X4] + [.AA4]" office:value-type="float" office:value="0.927625">
            <text:p>0.92763</text:p>
          </table:table-cell>
          <table:table-cell table:style-name="ce17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A-">
            <text:p>A-</text:p>
          </table:table-cell>
          <table:table-cell table:style-name="ce17" office:value-type="string">
            <text:p>B+</text:p>
          </table:table-cell>
          <table:table-cell table:style-name="ce16" table:formula="of:=VLOOKUP([.AD4]; [.$AL$2:.$AM$14]; 2; 0)" office:value-type="float" office:value="3.7">
            <text:p>3.7</text:p>
          </table:table-cell>
          <table:table-cell table:style-name="ce16" table:formula="of:=VLOOKUP([.AE4]; [.$AL$2:.$AM$14]; 2; 0)" office:value-type="float" office:value="3.3">
            <text:p>3.3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Matthew Cliv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5]; [.$AI$2:.$AJ$14]; 2; 0); VLOOKUP([.C5]; [.$AI$2:.$AJ$14]; 2; 0); VLOOKUP([.D5]; [.$AI$2:.$AJ$14]; 2; 0); VLOOKUP([.E5]; [.$AI$2:.$AJ$14]; 2; 0); VLOOKUP([.F5]; [.$AI$2:.$AJ$14]; 2; 0); VLOOKUP([.G5];[.$AI$2:.$AJ$14]; 2; 0); VLOOKUP([.H5]; [.$AI$2:.$AJ$14]; 2; 0); VLOOKUP([.I5]; [.$AI$2:.$AJ$14]; 2; 0)))/800*0.3" office:value-type="float" office:value="0.27075">
            <text:p>0.27075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94">
            <text:p>94</text:p>
          </table:table-cell>
          <table:table-cell table:style-name="ce7" table:formula="of:=[.L5]/50*0.15 + [.M5]/50*0.15 + [.N5]/100*0.2" office:value-type="float" office:value="0.428">
            <text:p>0.428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5]; [.$AI$2:.$AJ$14]; 2; 0)/100*0.05" office:value-type="float" office:value="0.048">
            <text:p>0.04800</text:p>
          </table:table-cell>
          <table:table-cell/>
          <table:table-cell table:style-name="ce5" office:value-type="string">
            <text:p>B</text:p>
          </table:table-cell>
          <table:table-cell table:number-columns-repeated="3" table:style-name="ce5" office:value-type="string">
            <text:p>A</text:p>
          </table:table-cell>
          <table:table-cell table:style-name="ce7" table:formula="of:=SUM(VLOOKUP([.T5]; [.$AI$2:.$AJ$14]; 2; 0); VLOOKUP([.U5]; [.$AI$2:.$AJ$14]; 2; 0); VLOOKUP([.V5]; [.$AI$2:.$AJ$14]; 2; 0); VLOOKUP([.W5]; [.$AI$2:.$AJ$14]; 2; 0))/400*0.1" office:value-type="float" office:value="0.0935">
            <text:p>0.09350</text:p>
          </table:table-cell>
          <table:table-cell/>
          <table:table-cell office:value-type="float" office:value="15">
            <text:p>15</text:p>
          </table:table-cell>
          <table:table-cell table:formula="of:=MIN([.Z5]; 120) / 120 * 0.05" office:value-type="float" office:value="0.00625">
            <text:p>0.00625</text:p>
          </table:table-cell>
          <table:table-cell/>
          <table:table-cell table:style-name="ce14" table:formula="of:=[.J5] + [.O5] + [.R5] + [.X5] + [.AA5]" office:value-type="float" office:value="0.8465">
            <text:p>0.84650</text:p>
          </table:table-cell>
          <table:table-cell table:style-name="ce17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B">
            <text:p>B</text:p>
          </table:table-cell>
          <table:table-cell table:style-name="ce17" office:value-type="string">
            <text:p>A-</text:p>
          </table:table-cell>
          <table:table-cell table:style-name="ce16" table:formula="of:=VLOOKUP([.AD5]; [.$AL$2:.$AM$14]; 2; 0)" office:value-type="float" office:value="3">
            <text:p>3</text:p>
          </table:table-cell>
          <table:table-cell table:style-name="ce16" table:formula="of:=VLOOKUP([.AE5]; [.$AL$2:.$AM$14]; 2; 0)" office:value-type="float" office:value="3.7">
            <text:p>3.7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Reighr Doughty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6]; [.$AI$2:.$AJ$14]; 2; 0); VLOOKUP([.C6]; [.$AI$2:.$AJ$14]; 2; 0); VLOOKUP([.D6]; [.$AI$2:.$AJ$14]; 2; 0); VLOOKUP([.E6]; [.$AI$2:.$AJ$14]; 2; 0); VLOOKUP([.F6]; [.$AI$2:.$AJ$14]; 2; 0); VLOOKUP([.G6];[.$AI$2:.$AJ$14]; 2; 0); VLOOKUP([.H6]; [.$AI$2:.$AJ$14]; 2; 0); VLOOKUP([.I6]; [.$AI$2:.$AJ$14]; 2; 0)))/800*0.3" office:value-type="float" office:value="0.2805">
            <text:p>0.28050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0">
            <text:p>90</text:p>
          </table:table-cell>
          <table:table-cell table:style-name="ce7" table:formula="of:=[.L6]/50*0.15 + [.M6]/50*0.15 + [.N6]/100*0.2" office:value-type="float" office:value="0.414">
            <text:p>0.414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6]; [.$AI$2:.$AJ$14]; 2; 0)/100*0.05" office:value-type="float" office:value="0.048">
            <text:p>0.04800</text:p>
          </table:table-cell>
          <table:table-cell/>
          <table:table-cell table:style-name="ce5" office:value-type="string">
            <text:p>B+</text:p>
          </table:table-cell>
          <table:table-cell table:number-columns-repeated="3" table:style-name="ce5" office:value-type="string">
            <text:p>A</text:p>
          </table:table-cell>
          <table:table-cell table:style-name="ce7" table:formula="of:=SUM(VLOOKUP([.T6]; [.$AI$2:.$AJ$14]; 2; 0); VLOOKUP([.U6]; [.$AI$2:.$AJ$14]; 2; 0); VLOOKUP([.V6]; [.$AI$2:.$AJ$14]; 2; 0); VLOOKUP([.W6]; [.$AI$2:.$AJ$14]; 2; 0))/400*0.1" office:value-type="float" office:value="0.09425">
            <text:p>0.09425</text:p>
          </table:table-cell>
          <table:table-cell/>
          <table:table-cell office:value-type="float" office:value="15">
            <text:p>15</text:p>
          </table:table-cell>
          <table:table-cell table:formula="of:=MIN([.Z6]; 120) / 120 * 0.05" office:value-type="float" office:value="0.00625">
            <text:p>0.00625</text:p>
          </table:table-cell>
          <table:table-cell/>
          <table:table-cell table:style-name="ce14" table:formula="of:=[.J6] + [.O6] + [.R6] + [.X6] + [.AA6]" office:value-type="float" office:value="0.843">
            <text:p>0.84300</text:p>
          </table:table-cell>
          <table:table-cell table:style-name="ce17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B">
            <text:p>B</text:p>
          </table:table-cell>
          <table:table-cell table:style-name="ce17" office:value-type="string">
            <text:p>B-</text:p>
          </table:table-cell>
          <table:table-cell table:style-name="ce16" table:formula="of:=VLOOKUP([.AD6]; [.$AL$2:.$AM$14]; 2; 0)" office:value-type="float" office:value="3">
            <text:p>3</text:p>
          </table:table-cell>
          <table:table-cell table:style-name="ce16" table:formula="of:=VLOOKUP([.AE6]; [.$AL$2:.$AM$14]; 2; 0)" office:value-type="float" office:value="2.7">
            <text:p>2.7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7]; [.$AI$2:.$AJ$14]; 2; 0); VLOOKUP([.C7]; [.$AI$2:.$AJ$14]; 2; 0); VLOOKUP([.D7]; [.$AI$2:.$AJ$14]; 2; 0); VLOOKUP([.E7]; [.$AI$2:.$AJ$14]; 2; 0); VLOOKUP([.F7]; [.$AI$2:.$AJ$14]; 2; 0); VLOOKUP([.G7];[.$AI$2:.$AJ$14]; 2; 0); VLOOKUP([.H7]; [.$AI$2:.$AJ$14]; 2; 0); VLOOKUP([.I7]; [.$AI$2:.$AJ$14]; 2; 0)))/800*0.3" office:value-type="float" office:value="0.264375">
            <text:p>0.26438</text:p>
          </table:table-cell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4">
            <text:p>84</text:p>
          </table:table-cell>
          <table:table-cell table:style-name="ce7" table:formula="of:=[.L7]/50*0.15 + [.M7]/50*0.15 + [.N7]/100*0.2" office:value-type="float" office:value="0.402">
            <text:p>0.40200</text:p>
          </table:table-cell>
          <table:table-cell/>
          <table:table-cell table:style-name="ce5" office:value-type="string">
            <text:p>A-</text:p>
          </table:table-cell>
          <table:table-cell table:style-name="ce7" table:formula="of:=VLOOKUP([.Q7]; [.$AI$2:.$AJ$14]; 2; 0)/100*0.05" office:value-type="float" office:value="0.0465">
            <text:p>0.04650</text:p>
          </table:table-cell>
          <table:table-cell/>
          <table:table-cell table:style-name="ce5" office:value-type="string">
            <text:p>B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+</text:p>
          </table:table-cell>
          <table:table-cell table:style-name="ce7" table:formula="of:=SUM(VLOOKUP([.T7]; [.$AI$2:.$AJ$14]; 2; 0); VLOOKUP([.U7]; [.$AI$2:.$AJ$14]; 2; 0); VLOOKUP([.V7]; [.$AI$2:.$AJ$14]; 2; 0); VLOOKUP([.W7]; [.$AI$2:.$AJ$14]; 2; 0))/400*0.1" office:value-type="float" office:value="0.09175">
            <text:p>0.09175</text:p>
          </table:table-cell>
          <table:table-cell/>
          <table:table-cell office:value-type="float" office:value="10">
            <text:p>10</text:p>
          </table:table-cell>
          <table:table-cell table:formula="of:=MIN([.Z7]; 120) / 120 * 0.05" office:value-type="float" office:value="0.00416666666666667">
            <text:p>0.00417</text:p>
          </table:table-cell>
          <table:table-cell/>
          <table:table-cell table:style-name="ce14" table:formula="of:=[.J7] + [.O7] + [.R7] + [.X7] + [.AA7]" office:value-type="float" office:value="0.808791666666667">
            <text:p>0.80879</text:p>
          </table:table-cell>
          <table:table-cell table:style-name="ce17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B-">
            <text:p>B-</text:p>
          </table:table-cell>
          <table:table-cell table:style-name="ce17" office:value-type="string">
            <text:p>C+</text:p>
          </table:table-cell>
          <table:table-cell table:style-name="ce16" table:formula="of:=VLOOKUP([.AD7]; [.$AL$2:.$AM$14]; 2; 0)" office:value-type="float" office:value="2.7">
            <text:p>2.7</text:p>
          </table:table-cell>
          <table:table-cell table:style-name="ce16" table:formula="of:=VLOOKUP([.AE7]; [.$AL$2:.$AM$14]; 2; 0)" office:value-type="float" office:value="2.3">
            <text:p>2.3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8]; [.$AI$2:.$AJ$14]; 2; 0); VLOOKUP([.C8]; [.$AI$2:.$AJ$14]; 2; 0); VLOOKUP([.D8]; [.$AI$2:.$AJ$14]; 2; 0); VLOOKUP([.E8]; [.$AI$2:.$AJ$14]; 2; 0); VLOOKUP([.F8]; [.$AI$2:.$AJ$14]; 2; 0); VLOOKUP([.G8];[.$AI$2:.$AJ$14]; 2; 0); VLOOKUP([.H8]; [.$AI$2:.$AJ$14]; 2; 0); VLOOKUP([.I8]; [.$AI$2:.$AJ$14]; 2; 0)))/800*0.3" office:value-type="float" office:value="0.273375">
            <text:p>0.27338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7">
            <text:p>87</text:p>
          </table:table-cell>
          <table:table-cell table:style-name="ce7" table:formula="of:=[.L8]/50*0.15 + [.M8]/50*0.15 + [.N8]/100*0.2" office:value-type="float" office:value="0.435">
            <text:p>0.43500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Q8]; [.$AI$2:.$AJ$14]; 2; 0)/100*0.05" office:value-type="float" office:value="0.0445">
            <text:p>0.044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7" table:formula="of:=SUM(VLOOKUP([.T8]; [.$AI$2:.$AJ$14]; 2; 0); VLOOKUP([.U8]; [.$AI$2:.$AJ$14]; 2; 0); VLOOKUP([.V8]; [.$AI$2:.$AJ$14]; 2; 0); VLOOKUP([.W8]; [.$AI$2:.$AJ$14]; 2; 0))/400*0.1" office:value-type="float" office:value="0.09025">
            <text:p>0.09025</text:p>
          </table:table-cell>
          <table:table-cell/>
          <table:table-cell office:value-type="float" office:value="90">
            <text:p>90</text:p>
          </table:table-cell>
          <table:table-cell table:formula="of:=MIN([.Z8]; 120) / 120 * 0.05" office:value-type="float" office:value="0.0375">
            <text:p>0.03750</text:p>
          </table:table-cell>
          <table:table-cell/>
          <table:table-cell table:style-name="ce14" table:formula="of:=[.J8] + [.O8] + [.R8] + [.X8] + [.AA8]" office:value-type="float" office:value="0.880625">
            <text:p>0.88063</text:p>
          </table:table-cell>
          <table:table-cell table:style-name="ce17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B+">
            <text:p>B+</text:p>
          </table:table-cell>
          <table:table-cell table:style-name="ce17" office:value-type="string">
            <text:p>B</text:p>
          </table:table-cell>
          <table:table-cell table:style-name="ce16" table:formula="of:=VLOOKUP([.AD8]; [.$AL$2:.$AM$14]; 2; 0)" office:value-type="float" office:value="3.3">
            <text:p>3.3</text:p>
          </table:table-cell>
          <table:table-cell table:style-name="ce16" table:formula="of:=VLOOKUP([.AE8]; [.$AL$2:.$AM$14]; 2; 0)" office:value-type="float" office:value="3">
            <text:p>3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5"/>
        </table:table-row>
        <table:table-row table:style-name="ro1">
          <table:table-cell office:value-type="string">
            <text:p>Erich Harkema</text:p>
          </table:table-cell>
          <table:table-cell office:value-type="string">
            <text:p>A-</text:p>
          </table:table-cell>
          <table:table-cell table:number-columns-repeated="2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style-name="ce7" table:formula="of:=(SUM(VLOOKUP([.B9]; [.$AI$2:.$AJ$14]; 2; 0); VLOOKUP([.C9]; [.$AI$2:.$AJ$14]; 2; 0); VLOOKUP([.D9]; [.$AI$2:.$AJ$14]; 2; 0); VLOOKUP([.E9]; [.$AI$2:.$AJ$14]; 2; 0); VLOOKUP([.F9]; [.$AI$2:.$AJ$14]; 2; 0); VLOOKUP([.G9];[.$AI$2:.$AJ$14]; 2; 0); VLOOKUP([.H9]; [.$AI$2:.$AJ$14]; 2; 0); VLOOKUP([.I9]; [.$AI$2:.$AJ$14]; 2; 0)))/800*0.3" office:value-type="float" office:value="0.214875">
            <text:p>0.21488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7">
            <text:p>57</text:p>
          </table:table-cell>
          <table:table-cell table:style-name="ce7" table:formula="of:=[.L9]/50*0.15 + [.M9]/50*0.15 + [.N9]/100*0.2" office:value-type="float" office:value="0.291">
            <text:p>0.291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9]; [.$AI$2:.$AJ$14]; 2; 0)/100*0.05" office:value-type="float" office:value="0.048">
            <text:p>0.04800</text:p>
          </table:table-cell>
          <table:table-cell/>
          <table:table-cell table:number-columns-repeated="3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9]; [.$AI$2:.$AJ$14]; 2; 0); VLOOKUP([.U9]; [.$AI$2:.$AJ$14]; 2; 0); VLOOKUP([.V9]; [.$AI$2:.$AJ$14]; 2; 0); VLOOKUP([.W9]; [.$AI$2:.$AJ$14]; 2; 0))/400*0.1" office:value-type="float" office:value="0.09675">
            <text:p>0.09675</text:p>
          </table:table-cell>
          <table:table-cell/>
          <table:table-cell office:value-type="float" office:value="150">
            <text:p>150</text:p>
          </table:table-cell>
          <table:table-cell table:formula="of:=MIN([.Z9]; 120) / 120 * 0.05" office:value-type="float" office:value="0.05">
            <text:p>0.05000</text:p>
          </table:table-cell>
          <table:table-cell/>
          <table:table-cell table:style-name="ce14" table:formula="of:=[.J9] + [.O9] + [.R9] + [.X9] + [.AA9]" office:value-type="float" office:value="0.700625">
            <text:p>0.70063</text:p>
          </table:table-cell>
          <table:table-cell table:style-name="ce17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C-">
            <text:p>C-</text:p>
          </table:table-cell>
          <table:table-cell table:style-name="ce17" office:value-type="string">
            <text:p>A</text:p>
          </table:table-cell>
          <table:table-cell table:style-name="ce16" table:formula="of:=VLOOKUP([.AD9]; [.$AL$2:.$AM$14]; 2; 0)" office:value-type="float" office:value="1.7">
            <text:p>1.7</text:p>
          </table:table-cell>
          <table:table-cell table:style-name="ce16" table:formula="of:=VLOOKUP([.AE9]; [.$AL$2:.$AM$14]; 2; 0)"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Mackenzie Jordan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10]; [.$AI$2:.$AJ$14]; 2; 0); VLOOKUP([.C10]; [.$AI$2:.$AJ$14]; 2; 0); VLOOKUP([.D10]; [.$AI$2:.$AJ$14]; 2; 0); VLOOKUP([.E10]; [.$AI$2:.$AJ$14]; 2; 0); VLOOKUP([.F10]; [.$AI$2:.$AJ$14]; 2; 0); VLOOKUP([.G10];[.$AI$2:.$AJ$14]; 2; 0); VLOOKUP([.H10]; [.$AI$2:.$AJ$14]; 2; 0); VLOOKUP([.I10]; [.$AI$2:.$AJ$14]; 2; 0)))/800*0.3" office:value-type="float" office:value="0.27825">
            <text:p>0.27825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1">
            <text:p>91</text:p>
          </table:table-cell>
          <table:table-cell table:style-name="ce7" table:formula="of:=[.L10]/50*0.15 + [.M10]/50*0.15 + [.N10]/100*0.2" office:value-type="float" office:value="0.422">
            <text:p>0.42200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Q10]; [.$AI$2:.$AJ$14]; 2; 0)/100*0.05" office:value-type="float" office:value="0.0445">
            <text:p>0.044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7" table:formula="of:=SUM(VLOOKUP([.T10]; [.$AI$2:.$AJ$14]; 2; 0); VLOOKUP([.U10]; [.$AI$2:.$AJ$14]; 2; 0); VLOOKUP([.V10]; [.$AI$2:.$AJ$14]; 2; 0); VLOOKUP([.W10]; [.$AI$2:.$AJ$14]; 2; 0))/400*0.1" office:value-type="float" office:value="0.091">
            <text:p>0.09100</text:p>
          </table:table-cell>
          <table:table-cell/>
          <table:table-cell office:value-type="float" office:value="105">
            <text:p>105</text:p>
          </table:table-cell>
          <table:table-cell table:formula="of:=MIN([.Z10]; 120) / 120 * 0.05" office:value-type="float" office:value="0.04375">
            <text:p>0.04375</text:p>
          </table:table-cell>
          <table:table-cell/>
          <table:table-cell table:style-name="ce14" table:formula="of:=[.J10] + [.O10] + [.R10] + [.X10] + [.AA10]" office:value-type="float" office:value="0.8795">
            <text:p>0.87950</text:p>
          </table:table-cell>
          <table:table-cell table:style-name="ce17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B+">
            <text:p>B+</text:p>
          </table:table-cell>
          <table:table-cell table:style-name="ce17" office:value-type="string">
            <text:p>B-</text:p>
          </table:table-cell>
          <table:table-cell table:style-name="ce16" table:formula="of:=VLOOKUP([.AD10]; [.$AL$2:.$AM$14]; 2; 0)" office:value-type="float" office:value="3.3">
            <text:p>3.3</text:p>
          </table:table-cell>
          <table:table-cell table:style-name="ce16" table:formula="of:=VLOOKUP([.AE10]; [.$AL$2:.$AM$14]; 2; 0)" office:value-type="float" office:value="2.7">
            <text:p>2.7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11]; [.$AI$2:.$AJ$14]; 2; 0); VLOOKUP([.C11]; [.$AI$2:.$AJ$14]; 2; 0); VLOOKUP([.D11]; [.$AI$2:.$AJ$14]; 2; 0); VLOOKUP([.E11]; [.$AI$2:.$AJ$14]; 2; 0); VLOOKUP([.F11]; [.$AI$2:.$AJ$14]; 2; 0); VLOOKUP([.G11];[.$AI$2:.$AJ$14]; 2; 0); VLOOKUP([.H11]; [.$AI$2:.$AJ$14]; 2; 0); VLOOKUP([.I11]; [.$AI$2:.$AJ$14]; 2; 0)))/800*0.3" office:value-type="float" office:value="0.27825">
            <text:p>0.27825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93">
            <text:p>93</text:p>
          </table:table-cell>
          <table:table-cell table:style-name="ce7" table:formula="of:=[.L11]/50*0.15 + [.M11]/50*0.15 + [.N11]/100*0.2" office:value-type="float" office:value="0.456">
            <text:p>0.45600</text:p>
          </table:table-cell>
          <table:table-cell office:value-type="string">
            <text:p>B</text:p>
          </table:table-cell>
          <table:table-cell table:style-name="ce5" office:value-type="string">
            <text:p>A-</text:p>
          </table:table-cell>
          <table:table-cell table:style-name="ce7" table:formula="of:=VLOOKUP([.Q11]; [.$AI$2:.$AJ$14]; 2; 0)/100*0.05" office:value-type="float" office:value="0.0465">
            <text:p>0.04650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11]; [.$AI$2:.$AJ$14]; 2; 0); VLOOKUP([.U11]; [.$AI$2:.$AJ$14]; 2; 0); VLOOKUP([.V11]; [.$AI$2:.$AJ$14]; 2; 0); VLOOKUP([.W11]; [.$AI$2:.$AJ$14]; 2; 0))/400*0.1" office:value-type="float" office:value="0.096">
            <text:p>0.09600</text:p>
          </table:table-cell>
          <table:table-cell/>
          <table:table-cell office:value-type="float" office:value="90">
            <text:p>90</text:p>
          </table:table-cell>
          <table:table-cell table:formula="of:=MIN([.Z11]; 120) / 120 * 0.05" office:value-type="float" office:value="0.0375">
            <text:p>0.03750</text:p>
          </table:table-cell>
          <table:table-cell/>
          <table:table-cell table:style-name="ce14" table:formula="of:=[.J11] + [.O11] + [.R11] + [.X11] + [.AA11]" office:value-type="float" office:value="0.91425">
            <text:p>0.91425</text:p>
          </table:table-cell>
          <table:table-cell table:style-name="ce17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A-">
            <text:p>A-</text:p>
          </table:table-cell>
          <table:table-cell table:style-name="ce17" office:value-type="string">
            <text:p>B+</text:p>
          </table:table-cell>
          <table:table-cell table:style-name="ce16" table:formula="of:=VLOOKUP([.AD11]; [.$AL$2:.$AM$14]; 2; 0)" office:value-type="float" office:value="3.7">
            <text:p>3.7</text:p>
          </table:table-cell>
          <table:table-cell table:style-name="ce16" table:formula="of:=VLOOKUP([.AE11]; [.$AL$2:.$AM$14]; 2; 0)" office:value-type="float" office:value="3.3">
            <text:p>3.3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Kara King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12]; [.$AI$2:.$AJ$14]; 2; 0); VLOOKUP([.C12]; [.$AI$2:.$AJ$14]; 2; 0); VLOOKUP([.D12]; [.$AI$2:.$AJ$14]; 2; 0); VLOOKUP([.E12]; [.$AI$2:.$AJ$14]; 2; 0); VLOOKUP([.F12]; [.$AI$2:.$AJ$14]; 2; 0); VLOOKUP([.G12];[.$AI$2:.$AJ$14]; 2; 0); VLOOKUP([.H12]; [.$AI$2:.$AJ$14]; 2; 0); VLOOKUP([.I12]; [.$AI$2:.$AJ$14]; 2; 0)))/800*0.3" office:value-type="float" office:value="0.28425">
            <text:p>0.28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94">
            <text:p>94</text:p>
          </table:table-cell>
          <table:table-cell table:style-name="ce7" table:formula="of:=[.L12]/50*0.15 + [.M12]/50*0.15 + [.N12]/100*0.2" office:value-type="float" office:value="0.473">
            <text:p>0.473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12]; [.$AI$2:.$AJ$14]; 2; 0)/100*0.05" office:value-type="float" office:value="0.048">
            <text:p>0.04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7" table:formula="of:=SUM(VLOOKUP([.T12]; [.$AI$2:.$AJ$14]; 2; 0); VLOOKUP([.U12]; [.$AI$2:.$AJ$14]; 2; 0); VLOOKUP([.V12]; [.$AI$2:.$AJ$14]; 2; 0); VLOOKUP([.W12]; [.$AI$2:.$AJ$14]; 2; 0))/400*0.1" office:value-type="float" office:value="0.0885">
            <text:p>0.08850</text:p>
          </table:table-cell>
          <table:table-cell/>
          <table:table-cell office:value-type="float" office:value="75">
            <text:p>75</text:p>
          </table:table-cell>
          <table:table-cell table:formula="of:=MIN([.Z12]; 120) / 120 * 0.05" office:value-type="float" office:value="0.03125">
            <text:p>0.03125</text:p>
          </table:table-cell>
          <table:table-cell/>
          <table:table-cell table:style-name="ce14" table:formula="of:=[.J12] + [.O12] + [.R12] + [.X12] + [.AA12]" office:value-type="float" office:value="0.925">
            <text:p>0.92500</text:p>
          </table:table-cell>
          <table:table-cell table:style-name="ce17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A-">
            <text:p>A-</text:p>
          </table:table-cell>
          <table:table-cell table:style-name="ce17" office:value-type="string">
            <text:p>A-</text:p>
          </table:table-cell>
          <table:table-cell table:style-name="ce16" table:formula="of:=VLOOKUP([.AD12]; [.$AL$2:.$AM$14]; 2; 0)" office:value-type="float" office:value="3.7">
            <text:p>3.7</text:p>
          </table:table-cell>
          <table:table-cell table:style-name="ce16" table:formula="of:=VLOOKUP([.AE12]; [.$AL$2:.$AM$14]; 2; 0)" office:value-type="float" office:value="3.7">
            <text:p>3.7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Anton Kotelyanskii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13]; [.$AI$2:.$AJ$14]; 2; 0); VLOOKUP([.C13]; [.$AI$2:.$AJ$14]; 2; 0); VLOOKUP([.D13]; [.$AI$2:.$AJ$14]; 2; 0); VLOOKUP([.E13]; [.$AI$2:.$AJ$14]; 2; 0); VLOOKUP([.F13]; [.$AI$2:.$AJ$14]; 2; 0); VLOOKUP([.G13];[.$AI$2:.$AJ$14]; 2; 0); VLOOKUP([.H13]; [.$AI$2:.$AJ$14]; 2; 0); VLOOKUP([.I13]; [.$AI$2:.$AJ$14]; 2; 0)))/800*0.3" office:value-type="float" office:value="0.275625">
            <text:p>0.27563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91">
            <text:p>91</text:p>
          </table:table-cell>
          <table:table-cell table:style-name="ce7" table:formula="of:=[.L13]/50*0.15 + [.M13]/50*0.15 + [.N13]/100*0.2" office:value-type="float" office:value="0.404">
            <text:p>0.40400</text:p>
          </table:table-cell>
          <table:table-cell/>
          <table:table-cell table:style-name="ce5" office:value-type="string">
            <text:p>B-</text:p>
          </table:table-cell>
          <table:table-cell table:style-name="ce7" table:formula="of:=VLOOKUP([.Q13]; [.$AI$2:.$AJ$14]; 2; 0)/100*0.05" office:value-type="float" office:value="0.0415">
            <text:p>0.0415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T13]; [.$AI$2:.$AJ$14]; 2; 0); VLOOKUP([.U13]; [.$AI$2:.$AJ$14]; 2; 0); VLOOKUP([.V13]; [.$AI$2:.$AJ$14]; 2; 0); VLOOKUP([.W13]; [.$AI$2:.$AJ$14]; 2; 0))/400*0.1" office:value-type="float" office:value="0.08925">
            <text:p>0.08925</text:p>
          </table:table-cell>
          <table:table-cell/>
          <table:table-cell office:value-type="float" office:value="0">
            <text:p>0</text:p>
          </table:table-cell>
          <table:table-cell table:formula="of:=MIN([.Z13]; 120) / 120 * 0.05" office:value-type="float" office:value="0">
            <text:p>0.00000</text:p>
          </table:table-cell>
          <table:table-cell/>
          <table:table-cell table:style-name="ce14" table:formula="of:=[.J13] + [.O13] + [.R13] + [.X13] + [.AA13]" office:value-type="float" office:value="0.810375">
            <text:p>0.81038</text:p>
          </table:table-cell>
          <table:table-cell table:style-name="ce17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B-">
            <text:p>B-</text:p>
          </table:table-cell>
          <table:table-cell table:style-name="ce17" office:value-type="string">
            <text:p>C</text:p>
          </table:table-cell>
          <table:table-cell table:style-name="ce16" table:formula="of:=VLOOKUP([.AD13]; [.$AL$2:.$AM$14]; 2; 0)" office:value-type="float" office:value="2.7">
            <text:p>2.7</text:p>
          </table:table-cell>
          <table:table-cell table:style-name="ce16" table:formula="of:=VLOOKUP([.AE13]; [.$AL$2:.$AM$14]; 2; 0)" office:value-type="float" office:value="2">
            <text:p>2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Andreas Landgrebe</text:p>
          </table:table-cell>
          <table:table-cell table:number-columns-repeated="2"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14]; [.$AI$2:.$AJ$14]; 2; 0); VLOOKUP([.C14]; [.$AI$2:.$AJ$14]; 2; 0); VLOOKUP([.D14]; [.$AI$2:.$AJ$14]; 2; 0); VLOOKUP([.E14]; [.$AI$2:.$AJ$14]; 2; 0); VLOOKUP([.F14]; [.$AI$2:.$AJ$14]; 2; 0); VLOOKUP([.G14];[.$AI$2:.$AJ$14]; 2; 0); VLOOKUP([.H14]; [.$AI$2:.$AJ$14]; 2; 0); VLOOKUP([.I14]; [.$AI$2:.$AJ$14]; 2; 0)))/800*0.3" office:value-type="float" office:value="0.258375">
            <text:p>0.25838</text:p>
          </table:table-cell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9">
            <text:p>79</text:p>
          </table:table-cell>
          <table:table-cell table:style-name="ce7" table:formula="of:=[.L14]/50*0.15 + [.M14]/50*0.15 + [.N14]/100*0.2" office:value-type="float" office:value="0.353">
            <text:p>0.353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Q14]; [.$AI$2:.$AJ$14]; 2; 0)/100*0.05" office:value-type="float" office:value="0.048">
            <text:p>0.04800</text:p>
          </table:table-cell>
          <table:table-cell/>
          <table:table-cell table:number-columns-repeated="4" table:style-name="ce5" office:value-type="string">
            <text:p>A</text:p>
          </table:table-cell>
          <table:table-cell table:style-name="ce7" table:formula="of:=SUM(VLOOKUP([.T14]; [.$AI$2:.$AJ$14]; 2; 0); VLOOKUP([.U14]; [.$AI$2:.$AJ$14]; 2; 0); VLOOKUP([.V14]; [.$AI$2:.$AJ$14]; 2; 0); VLOOKUP([.W14]; [.$AI$2:.$AJ$14]; 2; 0))/400*0.1" office:value-type="float" office:value="0.096">
            <text:p>0.09600</text:p>
          </table:table-cell>
          <table:table-cell/>
          <table:table-cell office:value-type="float" office:value="105">
            <text:p>105</text:p>
          </table:table-cell>
          <table:table-cell table:formula="of:=MIN([.Z14]; 120) / 120 * 0.05" office:value-type="float" office:value="0.04375">
            <text:p>0.04375</text:p>
          </table:table-cell>
          <table:table-cell/>
          <table:table-cell table:style-name="ce14" table:formula="of:=[.J14] + [.O14] + [.R14] + [.X14] + [.AA14]" office:value-type="float" office:value="0.799125">
            <text:p>0.79913</text:p>
          </table:table-cell>
          <table:table-cell table:style-name="ce17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C+">
            <text:p>C+</text:p>
          </table:table-cell>
          <table:table-cell table:style-name="ce17" office:value-type="string">
            <text:p>A</text:p>
          </table:table-cell>
          <table:table-cell table:style-name="ce16" table:formula="of:=VLOOKUP([.AD14]; [.$AL$2:.$AM$14]; 2; 0)" office:value-type="float" office:value="2.3">
            <text:p>2.3</text:p>
          </table:table-cell>
          <table:table-cell table:style-name="ce16" table:formula="of:=VLOOKUP([.AE14]; [.$AL$2:.$AM$14]; 2; 0)"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15]; [.$AI$2:.$AJ$14]; 2; 0); VLOOKUP([.C15]; [.$AI$2:.$AJ$14]; 2; 0); VLOOKUP([.D15]; [.$AI$2:.$AJ$14]; 2; 0); VLOOKUP([.E15]; [.$AI$2:.$AJ$14]; 2; 0); VLOOKUP([.F15]; [.$AI$2:.$AJ$14]; 2; 0); VLOOKUP([.G15];[.$AI$2:.$AJ$14]; 2; 0); VLOOKUP([.H15]; [.$AI$2:.$AJ$14]; 2; 0); VLOOKUP([.I15]; [.$AI$2:.$AJ$14]; 2; 0)))/800*0.3" office:value-type="float" office:value="0.26925">
            <text:p>0.26925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2">
            <text:p>82</text:p>
          </table:table-cell>
          <table:table-cell table:style-name="ce7" table:formula="of:=[.L15]/50*0.15 + [.M15]/50*0.15 + [.N15]/100*0.2" office:value-type="float" office:value="0.392">
            <text:p>0.39200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Q15]; [.$AI$2:.$AJ$14]; 2; 0)/100*0.05" office:value-type="float" office:value="0.043">
            <text:p>0.04300</text:p>
          </table:table-cell>
          <table:table-cell/>
          <table:table-cell table:style-name="ce5" office:value-type="string">
            <text:p>A-</text:p>
          </table:table-cell>
          <table:table-cell table:number-columns-repeated="3" table:style-name="ce5" office:value-type="string">
            <text:p>A</text:p>
          </table:table-cell>
          <table:table-cell table:style-name="ce7" table:formula="of:=SUM(VLOOKUP([.T15]; [.$AI$2:.$AJ$14]; 2; 0); VLOOKUP([.U15]; [.$AI$2:.$AJ$14]; 2; 0); VLOOKUP([.V15]; [.$AI$2:.$AJ$14]; 2; 0); VLOOKUP([.W15]; [.$AI$2:.$AJ$14]; 2; 0))/400*0.1" office:value-type="float" office:value="0.09525">
            <text:p>0.09525</text:p>
          </table:table-cell>
          <table:table-cell/>
          <table:table-cell office:value-type="float" office:value="180">
            <text:p>180</text:p>
          </table:table-cell>
          <table:table-cell table:formula="of:=MIN([.Z15]; 120) / 120 * 0.05" office:value-type="float" office:value="0.05">
            <text:p>0.05000</text:p>
          </table:table-cell>
          <table:table-cell/>
          <table:table-cell table:style-name="ce14" table:formula="of:=[.J15] + [.O15] + [.R15] + [.X15] + [.AA15]" office:value-type="float" office:value="0.8495">
            <text:p>0.84950</text:p>
          </table:table-cell>
          <table:table-cell table:style-name="ce17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B">
            <text:p>B</text:p>
          </table:table-cell>
          <table:table-cell table:style-name="ce17" office:value-type="string">
            <text:p>B-</text:p>
          </table:table-cell>
          <table:table-cell table:style-name="ce16" table:formula="of:=VLOOKUP([.AD15]; [.$AL$2:.$AM$14]; 2; 0)" office:value-type="float" office:value="3">
            <text:p>3</text:p>
          </table:table-cell>
          <table:table-cell table:style-name="ce16" table:formula="of:=VLOOKUP([.AE15]; [.$AL$2:.$AM$14]; 2; 0)" office:value-type="float" office:value="2.7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82"/>
        </table:table-row>
        <table:table-row table:style-name="ro1">
          <table:table-cell office:value-type="string">
            <text:p>Ryan Mong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style-name="ce7" table:formula="of:=(SUM(VLOOKUP([.B16]; [.$AI$2:.$AJ$14]; 2; 0); VLOOKUP([.C16]; [.$AI$2:.$AJ$14]; 2; 0); VLOOKUP([.D16]; [.$AI$2:.$AJ$14]; 2; 0); VLOOKUP([.E16]; [.$AI$2:.$AJ$14]; 2; 0); VLOOKUP([.F16]; [.$AI$2:.$AJ$14]; 2; 0); VLOOKUP([.G16];[.$AI$2:.$AJ$14]; 2; 0); VLOOKUP([.H16]; [.$AI$2:.$AJ$14]; 2; 0); VLOOKUP([.I16]; [.$AI$2:.$AJ$14]; 2; 0)))/800*0.3" office:value-type="float" office:value="0.264375">
            <text:p>0.26438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3">
            <text:p>83</text:p>
          </table:table-cell>
          <table:table-cell table:style-name="ce7" table:formula="of:=[.L16]/50*0.15 + [.M16]/50*0.15 + [.N16]/100*0.2" office:value-type="float" office:value="0.367">
            <text:p>0.36700</text:p>
          </table:table-cell>
          <table:table-cell/>
          <table:table-cell table:style-name="ce5" office:value-type="string">
            <text:p>C</text:p>
          </table:table-cell>
          <table:table-cell table:style-name="ce7" table:formula="of:=VLOOKUP([.Q16]; [.$AI$2:.$AJ$14]; 2; 0)/100*0.05" office:value-type="float" office:value="0.038">
            <text:p>0.03800</text:p>
          </table:table-cell>
          <table:table-cell/>
          <table:table-cell table:number-columns-repeated="2" table:style-name="ce5" office:value-type="string">
            <text:p>F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F</text:p>
          </table:table-cell>
          <table:table-cell table:style-name="ce7" table:formula="of:=SUM(VLOOKUP([.T16]; [.$AI$2:.$AJ$14]; 2; 0); VLOOKUP([.U16]; [.$AI$2:.$AJ$14]; 2; 0); VLOOKUP([.V16]; [.$AI$2:.$AJ$14]; 2; 0); VLOOKUP([.W16]; [.$AI$2:.$AJ$14]; 2; 0))/400*0.1" office:value-type="float" office:value="0.02075">
            <text:p>0.02075</text:p>
          </table:table-cell>
          <table:table-cell/>
          <table:table-cell office:value-type="float" office:value="0">
            <text:p>0</text:p>
          </table:table-cell>
          <table:table-cell table:formula="of:=MIN([.Z16]; 120) / 120 * 0.05" office:value-type="float" office:value="0">
            <text:p>0.00000</text:p>
          </table:table-cell>
          <table:table-cell/>
          <table:table-cell table:style-name="ce14" table:formula="of:=[.J16] + [.O16] + [.R16] + [.X16] + [.AA16]" office:value-type="float" office:value="0.690125">
            <text:p>0.69013</text:p>
          </table:table-cell>
          <table:table-cell table:style-name="ce17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D+">
            <text:p>D+</text:p>
          </table:table-cell>
          <table:table-cell table:style-name="ce17" office:value-type="string">
            <text:p>F</text:p>
          </table:table-cell>
          <table:table-cell table:style-name="ce16" table:formula="of:=VLOOKUP([.AD16]; [.$AL$2:.$AM$14]; 2; 0)" office:value-type="float" office:value="1.3">
            <text:p>1.3</text:p>
          </table:table-cell>
          <table:table-cell table:style-name="ce16" table:formula="of:=VLOOKUP([.AE16]; [.$AL$2:.$AM$14]; 2; 0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7" table:formula="of:=(SUM(VLOOKUP([.B17]; [.$AI$2:.$AJ$14]; 2; 0); VLOOKUP([.C17]; [.$AI$2:.$AJ$14]; 2; 0); VLOOKUP([.D17]; [.$AI$2:.$AJ$14]; 2; 0); VLOOKUP([.E17]; [.$AI$2:.$AJ$14]; 2; 0); VLOOKUP([.F17]; [.$AI$2:.$AJ$14]; 2; 0); VLOOKUP([.G17];[.$AI$2:.$AJ$14]; 2; 0); VLOOKUP([.H17]; [.$AI$2:.$AJ$14]; 2; 0); VLOOKUP([.I17]; [.$AI$2:.$AJ$14]; 2; 0)))/800*0.3" office:value-type="float" office:value="0.282">
            <text:p>0.28200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7" table:formula="of:=[.L17]/50*0.15 + [.M17]/50*0.15 + [.N17]/100*0.2" office:value-type="float" office:value="0.481">
            <text:p>0.48100</text:p>
          </table:table-cell>
          <table:table-cell/>
          <table:table-cell table:style-name="ce5" office:value-type="string">
            <text:p>A-</text:p>
          </table:table-cell>
          <table:table-cell table:style-name="ce7" table:formula="of:=VLOOKUP([.Q17]; [.$AI$2:.$AJ$14]; 2; 0)/100*0.05" office:value-type="float" office:value="0.0465">
            <text:p>0.04650</text:p>
          </table:table-cell>
          <table:table-cell/>
          <table:table-cell table:number-columns-repeated="3" table:style-name="ce5" office:value-type="string">
            <text:p>A</text:p>
          </table:table-cell>
          <table:table-cell table:style-name="ce5" office:value-type="string">
            <text:p>A+</text:p>
          </table:table-cell>
          <table:table-cell table:style-name="ce7" table:formula="of:=SUM(VLOOKUP([.T17]; [.$AI$2:.$AJ$14]; 2; 0); VLOOKUP([.U17]; [.$AI$2:.$AJ$14]; 2; 0); VLOOKUP([.V17]; [.$AI$2:.$AJ$14]; 2; 0); VLOOKUP([.W17]; [.$AI$2:.$AJ$14]; 2; 0))/400*0.1" office:value-type="float" office:value="0.09675">
            <text:p>0.09675</text:p>
          </table:table-cell>
          <table:table-cell/>
          <table:table-cell office:value-type="float" office:value="90">
            <text:p>90</text:p>
          </table:table-cell>
          <table:table-cell table:formula="of:=MIN([.Z17]; 120) / 120 * 0.05" office:value-type="float" office:value="0.0375">
            <text:p>0.03750</text:p>
          </table:table-cell>
          <table:table-cell/>
          <table:table-cell table:style-name="ce14" table:formula="of:=[.J17] + [.O17] + [.R17] + [.X17] + [.AA17]" office:value-type="float" office:value="0.94375">
            <text:p>0.94375</text:p>
          </table:table-cell>
          <table:table-cell table:style-name="ce17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A">
            <text:p>A</text:p>
          </table:table-cell>
          <table:table-cell table:style-name="ce17" office:value-type="string">
            <text:p>A</text:p>
          </table:table-cell>
          <table:table-cell table:style-name="ce16" table:formula="of:=VLOOKUP([.AD17]; [.$AL$2:.$AM$14]; 2; 0)" office:value-type="float" office:value="4">
            <text:p>4</text:p>
          </table:table-cell>
          <table:table-cell table:style-name="ce16" table:formula="of:=VLOOKUP([.AE17]; [.$AL$2:.$AM$14]; 2; 0)" office:value-type="float" office:value="4">
            <text:p>4</text:p>
          </table:table-cell>
          <table:table-cell table:number-columns-repeated="991"/>
        </table:table-row>
        <table:table-row table:style-name="ro1">
          <table:table-cell office:value-type="string">
            <text:p>Shane Regel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18]; [.$AI$2:.$AJ$14]; 2; 0); VLOOKUP([.C18]; [.$AI$2:.$AJ$14]; 2; 0); VLOOKUP([.D18]; [.$AI$2:.$AJ$14]; 2; 0); VLOOKUP([.E18]; [.$AI$2:.$AJ$14]; 2; 0); VLOOKUP([.F18]; [.$AI$2:.$AJ$14]; 2; 0); VLOOKUP([.G18];[.$AI$2:.$AJ$14]; 2; 0); VLOOKUP([.H18]; [.$AI$2:.$AJ$14]; 2; 0); VLOOKUP([.I18]; [.$AI$2:.$AJ$14]; 2; 0)))/800*0.3" office:value-type="float" office:value="0.2745">
            <text:p>0.27450</text:p>
          </table:table-cell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91">
            <text:p>91</text:p>
          </table:table-cell>
          <table:table-cell table:style-name="ce7" table:formula="of:=[.L18]/50*0.15 + [.M18]/50*0.15 + [.N18]/100*0.2" office:value-type="float" office:value="0.428">
            <text:p>0.42800</text:p>
          </table:table-cell>
          <table:table-cell/>
          <table:table-cell table:style-name="ce5" office:value-type="string">
            <text:p>A-</text:p>
          </table:table-cell>
          <table:table-cell table:style-name="ce7" table:formula="of:=VLOOKUP([.Q18]; [.$AI$2:.$AJ$14]; 2; 0)/100*0.05" office:value-type="float" office:value="0.0465">
            <text:p>0.04650</text:p>
          </table:table-cell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7" table:formula="of:=SUM(VLOOKUP([.T18]; [.$AI$2:.$AJ$14]; 2; 0); VLOOKUP([.U18]; [.$AI$2:.$AJ$14]; 2; 0); VLOOKUP([.V18]; [.$AI$2:.$AJ$14]; 2; 0); VLOOKUP([.W18]; [.$AI$2:.$AJ$14]; 2; 0))/400*0.1" office:value-type="float" office:value="0.09275">
            <text:p>0.09275</text:p>
          </table:table-cell>
          <table:table-cell/>
          <table:table-cell office:value-type="float" office:value="15">
            <text:p>15</text:p>
          </table:table-cell>
          <table:table-cell table:formula="of:=MIN([.Z18]; 120) / 120 * 0.05" office:value-type="float" office:value="0.00625">
            <text:p>0.00625</text:p>
          </table:table-cell>
          <table:table-cell/>
          <table:table-cell table:style-name="ce14" table:formula="of:=[.J18] + [.O18] + [.R18] + [.X18] + [.AA18]" office:value-type="float" office:value="0.848">
            <text:p>0.84800</text:p>
          </table:table-cell>
          <table:table-cell table:style-name="ce17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B">
            <text:p>B</text:p>
          </table:table-cell>
          <table:table-cell table:style-name="ce17" office:value-type="string">
            <text:p>B</text:p>
          </table:table-cell>
          <table:table-cell table:style-name="ce16" table:formula="of:=VLOOKUP([.AD18]; [.$AL$2:.$AM$14]; 2; 0)" office:value-type="float" office:value="3">
            <text:p>3</text:p>
          </table:table-cell>
          <table:table-cell table:style-name="ce16" table:formula="of:=VLOOKUP([.AE18]; [.$AL$2:.$AM$14]; 2; 0)" office:value-type="float" office:value="3">
            <text:p>3</text:p>
          </table:table-cell>
          <table:table-cell table:number-columns-repeated="991"/>
        </table:table-row>
        <table:table-row table:style-name="ro1">
          <table:table-cell office:value-type="string">
            <text:p>Adam Wechter</text:p>
          </table:table-cell>
          <table:table-cell table:number-columns-repeated="4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19]; [.$AI$2:.$AJ$14]; 2; 0); VLOOKUP([.C19]; [.$AI$2:.$AJ$14]; 2; 0); VLOOKUP([.D19]; [.$AI$2:.$AJ$14]; 2; 0); VLOOKUP([.E19]; [.$AI$2:.$AJ$14]; 2; 0); VLOOKUP([.F19]; [.$AI$2:.$AJ$14]; 2; 0); VLOOKUP([.G19];[.$AI$2:.$AJ$14]; 2; 0); VLOOKUP([.H19]; [.$AI$2:.$AJ$14]; 2; 0); VLOOKUP([.I19]; [.$AI$2:.$AJ$14]; 2; 0)))/800*0.3" office:value-type="float" office:value="0.279375">
            <text:p>0.27938</text:p>
          </table:table-cell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0">
            <text:p>90</text:p>
          </table:table-cell>
          <table:table-cell table:style-name="ce7" table:formula="of:=[.L19]/50*0.15 + [.M19]/50*0.15 + [.N19]/100*0.2" office:value-type="float" office:value="0.432">
            <text:p>0.43200</text:p>
          </table:table-cell>
          <table:table-cell table:number-columns-repeated="13"/>
          <table:table-cell table:style-name="ce13" table:formula="of:=AVERAGE([.AC2:.AC15])" office:value-type="float" office:value="0.861556547619048">
            <text:p>0.86156</text:p>
          </table:table-cell>
          <table:table-cell table:style-name="ce17" table:formula="of:=IF([.AC19]&gt;=0.9875;&quot;A+&quot;;  IF([.AC19]&gt;=0.94; &quot;A&quot;; IF([.AC19]&gt;=0.9; &quot;A-&quot;; IF([.AC19]&gt;=0.87; &quot;B+&quot;; IF([.AC19]&gt;=0.84;&quot;B&quot;; IF([.AC19]&gt;=0.8; &quot;B-&quot;; IF([.AC19]&gt;=0.77; &quot;C+&quot;; IF([.AC19]&gt;=0.74;&quot;C&quot;; IF([.AC19]&gt;=0.7; &quot;C-&quot;; IF([.AC19]&gt;=0.67; &quot;D+&quot;; IF([.AC19]&gt;=0.64;&quot;D&quot;; IF([.AC19]&gt;=0.6; &quot;D-&quot;; &quot;F&quot;))))))))))))" office:value-type="string" office:string-value="B">
            <text:p>B</text:p>
          </table:table-cell>
          <table:table-cell table:style-name="ce17"/>
          <table:table-cell table:style-name="ce17" table:formula="of:=AVERAGE([.AF2:.AF18])" office:value-type="float" office:value="3.06470588235294">
            <text:p>3.0647058824</text:p>
          </table:table-cell>
          <table:table-cell table:style-name="ce17" table:formula="of:=AVERAGE([.AG2:.AG15])" office:value-type="float" office:value="3.19285714285714">
            <text:p>3.1928571429</text:p>
          </table:table-cell>
          <table:table-cell table:number-columns-repeated="991"/>
        </table:table-row>
        <table:table-row table:style-name="ro1">
          <table:table-cell office:value-type="string">
            <text:p>Michael Weisman</text:p>
          </table:table-cell>
          <table:table-cell table:number-columns-repeated="2"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7" table:formula="of:=(SUM(VLOOKUP([.B20]; [.$AI$2:.$AJ$14]; 2; 0); VLOOKUP([.C20]; [.$AI$2:.$AJ$14]; 2; 0); VLOOKUP([.D20]; [.$AI$2:.$AJ$14]; 2; 0); VLOOKUP([.E20]; [.$AI$2:.$AJ$14]; 2; 0); VLOOKUP([.F20]; [.$AI$2:.$AJ$14]; 2; 0); VLOOKUP([.G20];[.$AI$2:.$AJ$14]; 2; 0); VLOOKUP([.H20]; [.$AI$2:.$AJ$14]; 2; 0); VLOOKUP([.I20]; [.$AI$2:.$AJ$14]; 2; 0)))/800*0.3" office:value-type="float" office:value="0.265875">
            <text:p>0.26588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6">
            <text:p>96</text:p>
          </table:table-cell>
          <table:table-cell table:style-name="ce7" table:formula="of:=[.L20]/50*0.15 + [.M20]/50*0.15 + [.N20]/100*0.2" office:value-type="float" office:value="0.453">
            <text:p>0.45300</text:p>
          </table:table-cell>
          <table:table-cell table:number-columns-repeated="1009"/>
        </table:table-row>
        <table:table-row table:style-name="ro1">
          <table:table-cell office:value-type="string">
            <text:p>Eric Weyant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style-name="ce7" table:formula="of:=(SUM(VLOOKUP([.B21]; [.$AI$2:.$AJ$14]; 2; 0); VLOOKUP([.C21]; [.$AI$2:.$AJ$14]; 2; 0); VLOOKUP([.D21]; [.$AI$2:.$AJ$14]; 2; 0); VLOOKUP([.E21]; [.$AI$2:.$AJ$14]; 2; 0); VLOOKUP([.F21]; [.$AI$2:.$AJ$14]; 2; 0); VLOOKUP([.G21];[.$AI$2:.$AJ$14]; 2; 0); VLOOKUP([.H21]; [.$AI$2:.$AJ$14]; 2; 0); VLOOKUP([.I21]; [.$AI$2:.$AJ$14]; 2; 0)))/800*0.3" office:value-type="float" office:value="0.28425">
            <text:p>0.28425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4">
            <text:p>94</text:p>
          </table:table-cell>
          <table:table-cell table:style-name="ce7" table:formula="of:=[.L21]/50*0.15 + [.M21]/50*0.15 + [.N21]/100*0.2" office:value-type="float" office:value="0.458">
            <text:p>0.45800</text:p>
          </table:table-cell>
          <table:table-cell table:number-columns-repeated="1009"/>
        </table:table-row>
        <table:table-row table:style-name="ro1" table:number-rows-repeated="6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9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16:47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3-12-19T17:16:21</dc:date>
    <dc:creator>Gregory Kapfhammer</dc:creator>
    <meta:editing-duration>P5DT21H29M22S</meta:editing-duration>
    <meta:editing-cycles>175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07" meta:object-count="0"/>
  </office:meta>
</office:document-meta>
</file>